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8cm" svg:y1="8.6cm" svg:x2="13.8cm" svg:y2="8.6cm">
          <text:p/>
        </draw:line>
        <draw:custom-shape draw:style-name="gr2" draw:text-style-name="P1" draw:layer="layout" svg:width="7.6cm" svg:height="3.4cm" svg:x="6.2cm" svg:y="6cm">
          <text:p text:style-name="P1">Pel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3.4cm" svg:x="0.8cm" svg:y="1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3.4cm" svg:x="6.2cm" svg:y="11.4cm">
          <text:p text:style-name="P1">Pelilau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3.4cm" svg:x="6.4cm" svg:y="16.4cm">
          <text:p text:style-name="P1">Ruut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3.4cm" svg:x="18.6cm" svg:y="1cm">
          <text:p text:style-name="P1">Txt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3.4cm" svg:x="18cm" svg:y="6.4cm">
          <text:p text:style-name="P1">Pelaaja</text:p>
          <draw:enhanced-geometry svg:viewBox="0 0 21600 21600" draw:type="rectangle" draw:enhanced-path="M 0 0 L 21600 0 21600 21600 0 21600 0 0 Z N"/>
        </draw:custom-shape>
        <draw:frame draw:style-name="gr3" draw:layer="layout" svg:width="3.6cm" svg:height="1.2cm" svg:x="15.2cm" svg:y="3.2cm">
          <draw:text-box>
            <text:p>Käyttää</text:p>
          </draw:text-box>
        </draw:frame>
        <draw:line draw:style-name="gr4" draw:text-style-name="P1" draw:layer="layout" svg:x1="18.8cm" svg:y1="3.4cm" svg:x2="13.8cm" svg:y2="6.4cm">
          <text:p/>
        </draw:line>
        <draw:line draw:style-name="gr4" draw:text-style-name="P1" draw:layer="layout" svg:x1="9.8cm" svg:y1="9.4cm" svg:x2="9.8cm" svg:y2="11.4cm">
          <text:p/>
        </draw:line>
        <draw:frame draw:style-name="gr5" draw:layer="layout" svg:width="3.6cm" svg:height="0.962cm" svg:x="10.2cm" svg:y="9.8cm">
          <draw:text-box>
            <text:p>Käyttää</text:p>
          </draw:text-box>
        </draw:frame>
        <draw:line draw:style-name="gr4" draw:text-style-name="P1" draw:layer="layout" svg:x1="9.8cm" svg:y1="14.8cm" svg:x2="9.8cm" svg:y2="16.4cm">
          <text:p/>
        </draw:line>
        <draw:frame draw:style-name="gr5" draw:layer="layout" svg:width="3.6cm" svg:height="0.962cm" svg:x="10.4cm" svg:y="15.2cm">
          <draw:text-box>
            <text:p>Sisältää</text:p>
          </draw:text-box>
        </draw:frame>
        <draw:line draw:style-name="gr4" draw:text-style-name="P1" draw:layer="layout" svg:x1="13.8cm" svg:y1="8.6cm" svg:x2="18cm" svg:y2="8.6cm">
          <text:p/>
        </draw:line>
        <draw:frame draw:style-name="gr5" draw:layer="layout" svg:width="3.6cm" svg:height="0.962cm" svg:x="14.2cm" svg:y="7.238cm">
          <draw:text-box>
            <text:p>Sisältää</text:p>
          </draw:text-box>
        </draw:frame>
        <draw:line draw:style-name="gr4" draw:text-style-name="P1" draw:layer="layout" svg:x1="8.4cm" svg:y1="3.2cm" svg:x2="17.8cm" svg:y2="7.238cm">
          <text:p/>
        </draw:line>
        <draw:line draw:style-name="gr4" draw:text-style-name="P1" draw:layer="layout" svg:x1="8.4cm" svg:y1="2cm" svg:x2="18.6cm" svg:y2="2cm">
          <text:p/>
        </draw:line>
        <draw:line draw:style-name="gr4" draw:text-style-name="P1" draw:layer="layout" svg:x1="2cm" svg:y1="4.4cm" svg:x2="6.2cm" svg:y2="13cm">
          <text:p/>
        </draw:line>
        <draw:line draw:style-name="gr4" draw:text-style-name="P1" draw:layer="layout" svg:x1="5.2cm" svg:y1="4.4cm" svg:x2="6.8cm" svg:y2="6cm">
          <text:p/>
        </draw:line>
        <draw:frame draw:style-name="gr6" draw:layer="layout" svg:width="2cm" svg:height="1cm" svg:x="11.4cm" svg:y="0.8cm">
          <draw:text-box>
            <text:p>luo</text:p>
          </draw:text-box>
        </draw:frame>
        <draw:frame draw:style-name="gr6" draw:layer="layout" svg:width="2cm" svg:height="1cm" svg:x="10.8cm" svg:y="3.2cm">
          <draw:text-box>
            <text:p>luo</text:p>
          </draw:text-box>
        </draw:frame>
        <draw:frame draw:style-name="gr6" draw:layer="layout" svg:width="2cm" svg:height="1cm" svg:x="6.4cm" svg:y="4.6cm">
          <draw:text-box>
            <text:p>luo</text:p>
          </draw:text-box>
        </draw:frame>
        <draw:frame draw:style-name="gr6" draw:layer="layout" svg:width="2cm" svg:height="1cm" svg:x="2.6cm" svg:y="5.2cm">
          <draw:text-box>
            <text:p>luo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onas Koukkunen</meta:initial-creator>
    <meta:creation-date>2013-01-21T13:06:18</meta:creation-date>
    <dc:date>2013-01-21T17:32:30</dc:date>
    <dc:creator>Joonas Koukkunen</dc:creator>
    <meta:editing-duration>PT4H20M45S</meta:editing-duration>
    <meta:editing-cycles>2</meta:editing-cycles>
    <meta:generator>LibreOffice/3.5$Linux_X86_64 LibreOffice_project/350m1$Build-2</meta:generator>
    <meta:document-statistic meta:object-count="46"/>
  </office:meta>
</office:document-meta>
</file>